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1.2" calcext:value-type="float">
            <text:p>1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9.2" calcext:value-type="float">
            <text:p>9.2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2" calcext:value-type="float">
            <text:p>4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1" calcext:value-type="float">
            <text:p>9.1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7" calcext:value-type="float">
            <text:p>1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Default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table:number-columns-repeated="14"/>
          <table:table-cell table:number-columns-repeated="1002"/>
        </table:table-row>
        <table:table-row table:style-name="ro2" table:number-rows-repeated="36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 table:number-rows-repeated="916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43:28.558462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8T17:43:46.431465700</dc:date>
    <meta:editing-duration>PT5H43M17S</meta:editing-duration>
    <meta:editing-cycles>9</meta:editing-cycles>
    <meta:document-statistic meta:table-count="3" meta:cell-count="384" meta:object-count="0"/>
  </office:meta>
</office:document-meta>
</file>